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8H10M26.222051S" calcext:value-type="time">
            <text:p>918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Health time tweaks &amp; signaling &amp; pile-up preven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7H37M56.807S" calcext:value-type="time">
            <text:p>07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7:55:07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4T09:43:13.939000000</dc:date>
    <meta:editing-duration>P40DT3H9M7S</meta:editing-duration>
    <meta:editing-cycles>1074</meta:editing-cycles>
    <meta:generator>LibreOffice/7.2.6.2$Windows_X86_64 LibreOffice_project/b0ec3a565991f7569a5a7f5d24fed7f52653d754</meta:generator>
    <meta:document-statistic meta:table-count="2" meta:cell-count="1372" meta:object-count="0"/>
  </office:meta>
</office:document-meta>
</file>